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666666" style:font-name="Open Sans" fo:font-size="10.5pt"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are the pros/cons when considering using the runOnUiThread.  First off, note that this method is defined on the Activity.  That means that the non-UI thread must have some knowledge or means of getting the Activity in order to take advantage of this method.  In this example, that is rather easy since the non-UI thread class is defined as an inner class of the Activity.  What happens if the non-UI thread class is defined elsewhere?</text:p>
      <text:p text:style-name="P1">You may not be able to see it now, but at the conclusion of the review of the five options, you will see that this code requires more knowledge of Threads, Runnables and concurrency issues.  For those comfortable with Java thread and concurrency API, this may not be an issue.  Others may like a little simpler API.  For the latter, stay tuned to the other options.  However, the runOnUiThread() method call is actually a convenience method in that it hides many of the details associated with event queue messaging.</text:p>
      <text:p text:style-name="P1">Finally, the runOnUiThread does come with one nice feature.  If the runOnUiThread method is called from code running on the UI thread, it executes immediately and does not post a message into the event message queue.  This convenience means you don’t have to check what thread you are running on when using this op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8T17:16:41.095520179</meta:creation-date>
    <dc:date>2017-07-28T18:48:34.235160917</dc:date>
    <meta:editing-duration>PT1H21M43S</meta:editing-duration>
    <meta:editing-cycles>1</meta:editing-cycles>
    <meta:document-statistic meta:table-count="0" meta:image-count="0" meta:object-count="0" meta:page-count="1" meta:paragraph-count="3" meta:word-count="218" meta:character-count="1274" meta:non-whitespace-character-count="1049"/>
    <meta:generator>LibreOffice/5.2.2.2$Linux_X86_64 LibreOffice_project/20m0$Build-2</meta:generator>
  </office:meta>
</office:document-meta>
</file>